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orwardRedirectHandler.redirect( FlowControllerHandlerContext context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ForwardRedirectHandler.forward( FlowControllerHandlerContext context , String 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DefaultForwardRedirectHandler.DefaultForwardRedirectHandler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